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fo:font-size="14pt" fo:font-weight="bold" officeooo:rsid="000a6fa1" officeooo:paragraph-rsid="000a6fa1" style:font-size-asian="14pt" style:font-weight-asian="bold" style:font-size-complex="14pt" style:font-weight-complex="bold"/>
    </style:style>
    <style:style style:name="P2" style:family="paragraph" style:parent-style-name="Standard">
      <style:text-properties style:font-name="Arial" officeooo:rsid="000a6fa1" officeooo:paragraph-rsid="000a6fa1"/>
    </style:style>
    <style:style style:name="P3" style:family="paragraph" style:parent-style-name="Standard">
      <style:text-properties style:font-name="Arial" officeooo:rsid="000a6fa1" officeooo:paragraph-rsid="000dfb1f"/>
    </style:style>
    <style:style style:name="P4" style:family="paragraph" style:parent-style-name="Standard">
      <style:text-properties style:font-name="Arial" officeooo:rsid="000add7d" officeooo:paragraph-rsid="000b889a"/>
    </style:style>
    <style:style style:name="P5" style:family="paragraph" style:parent-style-name="Standard">
      <style:text-properties style:font-name="Arial" officeooo:rsid="000b889a" officeooo:paragraph-rsid="000b889a"/>
    </style:style>
    <style:style style:name="P6" style:family="paragraph" style:parent-style-name="Standard">
      <style:text-properties style:font-name="Arial" officeooo:rsid="000d10c2" officeooo:paragraph-rsid="000d10c2"/>
    </style:style>
    <style:style style:name="P7" style:family="paragraph" style:parent-style-name="Standard">
      <style:text-properties style:font-name="Arial" officeooo:rsid="000dfb1f" officeooo:paragraph-rsid="000dfb1f"/>
    </style:style>
    <style:style style:name="P8" style:family="paragraph" style:parent-style-name="Standard">
      <style:text-properties style:font-name="Arial" officeooo:rsid="000f459c" officeooo:paragraph-rsid="000f459c"/>
    </style:style>
    <style:style style:name="P9" style:family="paragraph" style:parent-style-name="Standard">
      <style:text-properties style:font-name="Arial" officeooo:rsid="00107bd7" officeooo:paragraph-rsid="00107bd7"/>
    </style:style>
    <style:style style:name="P10" style:family="paragraph" style:parent-style-name="Standard">
      <style:text-properties fo:color="#0000ff" loext:opacity="100%" style:font-name="Arial" fo:font-size="16pt" style:text-underline-style="solid" style:text-underline-width="auto" style:text-underline-color="font-color" fo:font-weight="bold" officeooo:rsid="000a6fa1" officeooo:paragraph-rsid="000a6fa1" style:font-size-asian="16pt" style:font-weight-asian="bold" style:font-size-complex="16pt" style:font-weight-complex="bold"/>
    </style:style>
    <style:style style:name="P11" style:family="paragraph" style:parent-style-name="Standard">
      <style:text-properties style:font-name="Arial" fo:font-size="14pt" fo:font-weight="bold" officeooo:rsid="000a6fa1" officeooo:paragraph-rsid="000a6fa1" style:font-size-asian="14pt" style:font-weight-asian="bold" style:font-size-complex="14pt" style:font-weight-complex="bold"/>
    </style:style>
    <style:style style:name="T1" style:family="text">
      <style:text-properties officeooo:rsid="000b889a"/>
    </style:style>
    <style:style style:name="T2" style:family="text">
      <style:text-properties officeooo:rsid="000d10c2"/>
    </style:style>
    <style:style style:name="T3" style:family="text">
      <style:text-properties fo:font-weight="bold" style:font-weight-asian="bold" style:font-weight-complex="bold"/>
    </style:style>
    <style:style style:name="T4" style:family="text">
      <style:text-properties officeooo:rsid="000dec98"/>
    </style:style>
    <style:style style:name="T5" style:family="text">
      <style:text-properties fo:color="#0000ff" loext:opacity="100%" fo:font-weight="bold" officeooo:rsid="000dec98" style:font-weight-asian="bold" style:font-weight-complex="bold"/>
    </style:style>
    <style:style style:name="T6" style:family="text">
      <style:text-properties officeooo:rsid="000dfb1f"/>
    </style:style>
    <style:style style:name="T7" style:family="text">
      <style:text-properties officeooo:rsid="00107bd7"/>
    </style:style>
    <style:style style:name="T8" style:family="text">
      <style:text-properties officeooo:rsid="0010810c"/>
    </style:style>
    <style:style style:name="T9" style:family="text">
      <style:text-properties fo:font-style="italic" officeooo:rsid="000dfb1f"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Entornos de desarrollo – Actividades no evaluables 1</text:p>
      <text:p text:style-name="P2"/>
      <text:p text:style-name="P1"/>
      <text:p text:style-name="P1">Ejercicio 1</text:p>
      <text:p text:style-name="P2"/>
      <text:p text:style-name="P4">Cualquier dispositivo debería poder <text:span text:style-name="T1">recibir información mediante sensores y</text:span> comunicarse con otros dispositivos mediante algún tipo de conexión <text:span text:style-name="T1">para</text:span> compartir información (datos). P.e.: </text:p>
      <text:p text:style-name="P4"><text:span text:style-name="T1">L</text:span>a lavadora <text:span text:style-name="T1">detectar que ha terminado y mandar un mensaje a una aplicación que tenemos en el móvil para que saquemos la ropa o si es también secadora, que podemos iniciar el ciclo de secado.</text:span> O la nevera conectarse a un asistente doméstico y avisarle de que no quedan zanahorias <text:span text:style-name="T1">para que lo apunte en nuestra lista de la compra</text:span>.</text:p>
      <text:p text:style-name="P2"/>
      <text:p text:style-name="P1">Ejercicio 2</text:p>
      <text:p text:style-name="P2"/>
      <text:p text:style-name="P5">Porque un <text:span text:style-name="T2">ordenador no es </text:span><text:span text:style-name="T8">el</text:span><text:span text:style-name="T2"> único dispositivo capaz de tratar la información, así que sería más correcto el término dispositivo. Del mismo modo un programado</text:span><text:span text:style-name="T8">r</text:span><text:span text:style-name="T2"> únicamente programa, mientras que un desarrollador participa en las distintas etapas del desarrollo de un software.</text:span></text:p>
      <text:p text:style-name="P5"/>
      <text:p text:style-name="P2"/>
      <text:p text:style-name="P1">Ejercicio 3</text:p>
      <text:p text:style-name="P2"/>
      <text:p text:style-name="P6">“En mi <text:span text:style-name="T3">ordenador</text:span> puedo tener <text:span text:style-name="T5">aplicaciones</text:span> como Libre Writer o Adobe Photoshop que, en esencia, se dedican a enviar <text:span text:style-name="T5">instrucciones</text:span> al procesador. Concretamente, el primero de ellos forma parte de una <text:span text:style-name="T5">suite</text:span> llamada Libre Office y el segundo recurre internamente a numerosas <text:span text:style-name="T5">librerías</text:span> dónde tiene almacenadas funciones relacionadas con el diseño gráfico. Ambos han sido <text:span text:style-name="T5">programados</text:span> por un equipo de programadores expertos.” </text:p>
      <text:p text:style-name="P2"/>
      <text:p text:style-name="P1">Ejercicio 4</text:p>
      <text:p text:style-name="P2"/>
      <text:p text:style-name="P3">- <text:span text:style-name="T4">Google recomienda actualmente el uso de Kotlin (“Kotlin first”, como ellos dicen) antes que el uso de Java. Kotlin es un lenguje de alto nivel (al igual que Java) y es “descendiente” de Java. Kotlin </text:span><text:span text:style-name="T6">es expresivo y conciso, lo que </text:span><text:span text:style-name="T4">reduce la cantidad de código necesario para realizar las mismas acciones que Java, </text:span><text:span text:style-name="T6">evitando así el “boilerplate code” o código repetido</text:span><text:span text:style-name="T4"> (basta con ver el ejemplo del “hello world” en ambos lenguajes.</text:span></text:p>
      <text:p text:style-name="P3"><text:span text:style-name="T6">A</text:span><text:span text:style-name="T4">demás tiene inferencia de tipos (no hace falta definir el tipo de las variables en el momento de inicializarlas, únicamente si las creamos y no las inicializamos), mientras que Java no </text:span><text:span text:style-name="T8">la tiene</text:span><text:span text:style-name="T4">. <text:line-break/></text:span><text:span text:style-name="T6">Por último, Kotlin es fácilmente integrable con aplicaciones existentes, es más seguro, es 100% interoperable con Java, y tiene “</text:span><text:span text:style-name="T9">coroutines</text:span><text:span text:style-name="T6">”, lo que hace más sencillo el código asíncrono y las tareas en segundo plano (incluyendo el acceso a datos).</text:span></text:p>
      <text:p text:style-name="P3"/>
      <text:p text:style-name="P3">- <text:span text:style-name="T6">Aunque Visual Basic también se creó en el 91, el lenguaje que actualmente está en el puesto número 1 de la lista TIOBE (</text:span><text:a xlink:type="simple" xlink:href="https://www.tiobe.com/tiobe-index/python/" text:style-name="Internet_20_link" text:visited-style-name="Visited_20_Internet_20_Link"><text:span text:style-name="T6">https://www.tiobe.com/tiobe-index/python/</text:span></text:a><text:span text:style-name="T6">) es Python.</text:span></text:p>
      <text:p text:style-name="P7">Actualmente se ha incrementado su uso, también en el ámbito académico, debido a su sintaxis sencilla, a su amplia utilidad (se puede usar para web, para ámbito científico, para reconocimiento facial, para IA, y otros tantos campos), a su sencillez (se trata de un lenguaje de alto nivel, igual que Java) y a la gran cantidad de información disponible.</text:p>
      <text:p text:style-name="P7"/>
      <text:p text:style-name="P7"/>
      <text:p text:style-name="P1"><text:soft-page-break/>Ejercicio 5</text:p>
      <text:p text:style-name="P2"/>
      <text:p text:style-name="P8"><text:span text:style-name="T7">a) </text:span>Ser fácilmente comprensible por los humanos y cercano al lenguaje humano. Permitir una gran abstracción con respecto al funcionamiento de la máquina en la que va a ejecutarse el código, permitiendo así que sea más sencillo pensar en la solución del problema en sí más que en el código mismo, en el uso de memoria, los recursos disponibles…<text:line-break/>Se llamaría K-D-M [Cademe]. Y el siguiente programa haría lo descrito:</text:p>
      <text:p text:style-name="P8"/>
      <text:p text:style-name="P8"><text:span text:style-name="T7">0º - </text:span>Salida de texto (“pon tu nombre”)</text:p>
      <text:p text:style-name="P8"/>
      <text:p text:style-name="P8"><text:span text:style-name="T7">1º - </text:span>Entrada de texto <text:span text:style-name="T7">(entra el nombre)</text:span></text:p>
      <text:p text:style-name="P8"/>
      <text:p text:style-name="P9">(Opcional) Comprobar que el texto es un nombre</text:p>
      <text:p text:style-name="P9"><text:tab/>En caso negativo → Salida de texto(“Eso no es un nombre”)</text:p>
      <text:p text:style-name="P9"/>
      <text:p text:style-name="P8"><text:span text:style-name="T7">3º - </text:span>Salida de texto <text:span text:style-name="T7">(sale el nombre)</text:span></text:p>
      <text:p text:style-name="P8"/>
      <text:p text:style-name="P9">b) Python:</text:p>
      <text:p text:style-name="P9"/>
      <text:p text:style-name="P9">nombre = input("Introduce tu nombre: ")</text:p>
      <text:p text:style-name="P9"/>
      <text:p text:style-name="P9">print(nombr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10-16T16:07:30.939000000</dc:date>
    <meta:editing-duration>PT16M50S</meta:editing-duration>
    <meta:editing-cycles>2</meta:editing-cycles>
    <meta:generator>LibreOffice/7.2.2.2$Windows_X86_64 LibreOffice_project/02b2acce88a210515b4a5bb2e46cbfb63fe97d56</meta:generator>
    <meta:document-statistic meta:table-count="0" meta:image-count="0" meta:object-count="0" meta:page-count="2" meta:paragraph-count="23" meta:word-count="558" meta:character-count="3409" meta:non-whitespace-character-count="2869"/>
  </office:meta>
</office:document-meta>
</file>